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4e4" officeooo:paragraph-rsid="000f24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Tron.h&gt;</text:p>
      <text:p text:style-name="P1"/>
      <text:p text:style-name="P1">#define pinA1 12</text:p>
      <text:p text:style-name="P1">#define pinA2 8</text:p>
      <text:p text:style-name="P1">#define pinB1 15</text:p>
      <text:p text:style-name="P1">#define pinB2 9</text:p>
      <text:p text:style-name="P1">int pisca_led = 6;</text:p>
      <text:p text:style-name="P1">int val = 6;</text:p>
      <text:p text:style-name="P1"/>
      <text:p text:style-name="P1"/>
      <text:p text:style-name="P1">void setup() {</text:p>
      <text:p text:style-name="P1"><text:s text:c="2"/>Serial.begin(9600);</text:p>
      <text:p text:style-name="P1"><text:s text:c="2"/>Serial.println(F("Ola mundo "));</text:p>
      <text:p text:style-name="P1"><text:s text:c="2"/>pinMode(pisca_led, OUTPUT);</text:p>
      <text:p text:style-name="P1"><text:s text:c="2"/>pinMode(pinA1, OUTPUT);</text:p>
      <text:p text:style-name="P1"><text:s text:c="2"/>pinMode(pinA2, OUTPUT);</text:p>
      <text:p text:style-name="P1"><text:s text:c="2"/>pinMode(pinB1, OUTPUT);</text:p>
      <text:p text:style-name="P1"><text:s text:c="2"/>pinMode(pinB2, OUTPUT);</text:p>
      <text:p text:style-name="P1"/>
      <text:p text:style-name="P1">}</text:p>
      <text:p text:style-name="P1"/>
      <text:p text:style-name="P1">void executaComando(int a1, int a2, int b1, int b2) {</text:p>
      <text:p text:style-name="P1"><text:s text:c="2"/>digitalWrite(pinA1, a1);</text:p>
      <text:p text:style-name="P1"><text:s text:c="2"/>digitalWrite(pinA2, a2);</text:p>
      <text:p text:style-name="P1"><text:s text:c="2"/>digitalWrite(pinB1, b1);</text:p>
      <text:p text:style-name="P1"><text:s text:c="2"/>digitalWrite(pinB2, b2);</text:p>
      <text:p text:style-name="P1">}</text:p>
      <text:p text:style-name="P1"/>
      <text:p text:style-name="P1">#define frente() executaComando(HIGH, LOW, HIGH, LOW)</text:p>
      <text:p text:style-name="P1">#define re() executaComando(LOW, HIGH, LOW, HIGH)</text:p>
      <text:p text:style-name="P1">#define esquerda() executaComando(HIGH, LOW, LOW, LOW)</text:p>
      <text:p text:style-name="P1">#define direita() executaComando(LOW, LOW, HIGH, LOW)</text:p>
      <text:p text:style-name="P1">#define para() executaComando(LOW, LOW, LOW, LOW)</text:p>
      <text:p text:style-name="P1"/>
      <text:p text:style-name="P1">boolean isAtivo = false;</text:p>
      <text:p text:style-name="P1">void loop() {</text:p>
      <text:p text:style-name="P1"><text:s text:c="2"/>val = analogRead(6);</text:p>
      <text:p text:style-name="P1"><text:s text:c="2"/>Serial.println(val);</text:p>
      <text:p text:style-name="P1"><text:s text:c="2"/>if (val &gt; 1000) {</text:p>
      <text:p text:style-name="P1"><text:s text:c="4"/>digitalWrite( pisca_led, HIGH);</text:p>
      <text:p text:style-name="P1"><text:s text:c="4"/>delay(500);</text:p>
      <text:p text:style-name="P1"><text:s text:c="2"/>} else {</text:p>
      <text:p text:style-name="P1"><text:s text:c="4"/>digitalWrite( pisca_led, LOW);</text:p>
      <text:p text:style-name="P1"><text:s text:c="4"/>delay (500);</text:p>
      <text:p text:style-name="P1"><text:s text:c="4"/>if (Serial.available() &gt; 0) {</text:p>
      <text:p text:style-name="P1"><text:s text:c="6"/>char c = Serial.read();</text:p>
      <text:p text:style-name="P1"><text:s text:c="6"/>if (c == 'f' || c == 'r' || c == 'e' || c == 'd') {</text:p>
      <text:p text:style-name="P1"><text:s text:c="8"/>pisca_led('C', "red");</text:p>
      <text:p text:style-name="P1"><text:s text:c="6"/>}</text:p>
      <text:p text:style-name="P1"><text:s text:c="4"/>}</text:p>
      <text:p text:style-name="P1"><text:s text:c="4"/>isAtivo = true;</text:p>
      <text:p text:style-name="P1"/>
      <text:p text:style-name="P1"><text:s text:c="4"/>if (c == 'f' || c == 'r' || c == 'e' || c == 'd') {</text:p>
      <text:p text:style-name="P1"><text:s text:c="6"/>led_Acender('B', "white");</text:p>
      <text:p text:style-name="P1"><text:s text:c="4"/>}</text:p>
      <text:p text:style-name="P1"/>
      <text:p text:style-name="P1"><text:s text:c="4"/>switch (c) {</text:p>
      <text:p text:style-name="P1"><text:soft-page-break/><text:s text:c="6"/>case 'f':</text:p>
      <text:p text:style-name="P1"><text:s text:c="8"/>frente();</text:p>
      <text:p text:style-name="P1"><text:s text:c="8"/>break;</text:p>
      <text:p text:style-name="P1"><text:s text:c="6"/>case 'r':</text:p>
      <text:p text:style-name="P1"><text:s text:c="8"/>re();</text:p>
      <text:p text:style-name="P1"><text:s text:c="8"/>break;</text:p>
      <text:p text:style-name="P1"><text:s text:c="6"/>case 'd':</text:p>
      <text:p text:style-name="P1"><text:s text:c="8"/>direita();</text:p>
      <text:p text:style-name="P1"><text:s text:c="8"/>break;</text:p>
      <text:p text:style-name="P1"><text:s text:c="6"/>case 'e':</text:p>
      <text:p text:style-name="P1"><text:s text:c="8"/>esquerda();</text:p>
      <text:p text:style-name="P1"><text:s text:c="8"/>break;</text:p>
      <text:p text:style-name="P1"><text:s text:c="6"/>case 'p':</text:p>
      <text:p text:style-name="P1"><text:s text:c="8"/>para();</text:p>
      <text:p text:style-name="P1"><text:s text:c="8"/>break</text:p>
      <text:p text:style-name="P1"><text:s text:c="6"/>default:</text:p>
      <text:p text:style-name="P1"><text:s text:c="8"/>Serial.print(F("Comando inválido: "));</text:p>
      <text:p text:style-name="P1"><text:s text:c="8"/>Serial.println(c);</text:p>
      <text:p text:style-name="P1"><text:s text:c="8"/>led_apagar('B');</text:p>
      <text:p text:style-name="P1"><text:s text:c="8"/>para();</text:p>
      <text:p text:style-name="P1"><text:s text:c="4"/>}</text:p>
      <text:p text:style-name="P1"><text:s text:c="2"/>} else {</text:p>
      <text:p text:style-name="P1"><text:s text:c="4"/>isAtivo = false;</text:p>
      <text:p text:style-name="P1"><text:s text:c="4"/>led_apagar('B');</text:p>
      <text:p text:style-name="P1"><text:s text:c="4"/>para();</text:p>
      <text:p text:style-name="P1"><text:s text:c="2"/>}</text:p>
      <text:p text:style-name="P1"/>
      <text:p text:style-name="P1"><text:s text:c="2"/>Double distancia = Arduino.ultrassonico('A');</text:p>
      <text:p text:style-name="P1"><text:s text:c="2"/>if (isAtivo &amp;&amp; distancia &lt; 27cm) {</text:p>
      <text:p text:style-name="P1"><text:s text:c="4"/>led_Acender('B', "green");</text:p>
      <text:p text:style-name="P1"><text:s text:c="2"/>}</text:p>
      <text:p text:style-name="P1"><text:s text:c="2"/>if (isAtivo &amp;&amp; distancia &lt; 30cm) {</text:p>
      <text:p text:style-name="P1"><text:s text:c="4"/>led_Acender('B', "red");</text:p>
      <text:p text:style-name="P1"><text:s text:c="4"/>para();</text:p>
      <text:p text:style-name="P1"><text:s text:c="2"/>}</text:p>
      <text:p text:style-name="P1"/>
      <text:p text:style-name="P1"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2:05:00.503507627</meta:creation-date>
    <dc:date>2016-11-03T22:05:32.795951604</dc:date>
    <meta:editing-duration>PT32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2" meta:paragraph-count="84" meta:word-count="237" meta:character-count="1838" meta:non-whitespace-character-count="1393"/>
  </office:meta>
</office:document-meta>
</file>